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52cm" svg:stroke-color="#000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52cm" svg:stroke-color="#355e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horizontal-align="left" draw:textarea-vertical-align="top" fo:min-height="12.17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color="#c0c0c0"/>
    </style:style>
    <style:style style:name="P5" style:family="paragraph">
      <style:text-properties fo:font-family="'Courier New'" style:font-family-generic="modern" style:font-pitch="fixed"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4" style:family="text">
      <style:text-properties style:text-line-through-style="solid" fo:font-family="'Courier New'" style:font-family-generic="modern" style:font-pitch="fixed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6" style:family="text">
      <style:text-properties fo:color="#666666"/>
    </style:style>
    <style:style style:name="T7" style:family="text">
      <style:text-properties fo:color="#808080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12" style:family="text">
      <style:text-properties fo:font-family="'Courier New'" style:font-family-generic="modern" style:font-pitch="fixed" fo:font-size="24pt" style:font-size-asian="24pt" style:font-size-complex="24pt"/>
    </style:style>
    <style:style style:name="T1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'Courier New'" style:font-family-generic="modern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Tulip</text:span></text:p>
            <text:p><text:span text:style-name="T1">Новый стандарт </text:span></text:p>
            <text:p><text:span text:style-name="T1">на асинхронный код</text:span></text:p>
            <text:p><text:span text:style-name="T1"/></text:p>
            <text:p>Андрей Светлов</text:p>
            <text:p/>
            <text:p><text:a xlink:href="mailto:andrew.svetlov@gmail.com" xlink:type="simple">andrew.svetlov@gmail.com</text:a></text:p>
            <text:p>http://asvetlov.blogspot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уществующие подходы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Многопоточность</text:p>
              </text:list-item>
              <text:list-item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Много потоков не создашь</text:p>
              <text:p>Пример: мы делаем websocket сервер</text:p>
              <text:p>Хотим одновременно обрабатывать несколько тысяч клиентов</text:p>
              <text:p>На потоках предел — пара сотен</text:p>
              <text:p>Цена переключения потока</text:p>
            </draw:text-box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Существующие подходы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Многопоточность</text:p>
              </text:list-item>
              <text:list-item>
                <text:p text:style-name="P1"><text:s/>Обратные вызовы (twisted, tornado)</text:p>
              </text:list-item>
              <text:list-item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Неудобно писать код</text:p>
              <text:p>С другой стороны привычно — так принято в браузерах и node.js</text:p>
              <text:p>Как в js используют «просто callbacks» и Jquery deferred так и в twisted есть Deferred и т.д.</text:p>
              <text:p>В общем тема знакомая</text:p>
            </draw:text-box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Существующие подходы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Многопоточность</text:p>
              </text:list-item>
              <text:list-item>
                <text:p text:style-name="P1"><text:s/>Обратные вызовы (twisted, tornado)</text:p>
              </text:list-item>
              <text:list-item>
                <text:p text:style-name="P1"><text:s/>Greenlet (gevent, eventlet)</text:p>
              </text:list-item>
              <text:list-item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Техника основана на чОрной магии</text:p>
              <text:p>Правда, привлекательной</text:p>
              <text:p>В основе — greenlet и его игры со стеком</text:p>
              <text:p>Код псевдосинхронный</text:p>
              <text:p>Greenlet-based можно рассматривать как довольно специфическую разновиность многопоточки</text:p>
              <text:p>С теми же особенностями: нужно писать многопоточный код, использовать блокировки и прочие объекты синхронизации и т.д. Мало кто умеет писать правильные многопоточный код</text:p>
            </draw:text-box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Существующие подходы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Многопоточность</text:p>
              </text:list-item>
              <text:list-item>
                <text:p text:style-name="P1"><text:s/>Обратные вызовы (twisted, tornado)</text:p>
              </text:list-item>
              <text:list-item>
                <text:p text:style-name="P1"><text:s/>Greenlet (gevent, eventlet)</text:p>
              </text:list-item>
              <text:list-item>
                <text:p text:style-name="P1"><text:s/>Yield from (tulip)</text:p>
                <text:p text:style-name="P1"/>
              </text:list-item>
              <text:list-item>
                <text:p text:style-name="P1"><text:s/>Каждый вариант несовместим с другими.</text:p>
              </text:list-item>
              <text:list-item>
                <text:p text:style-name="P1"><text:s/>Универсальные библиотеки невозможн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ulip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PEP 3156 — Asynchronous IO Support Rebooted</text:p>
              </text:list-item>
              <text:list-item>
                <text:p>Должен войти в Python 3.4 этой осенью</text:p>
              </text:list-item>
              <text:list-item>
                <text:p>Должен исполняться на Python 3.3</text:p>
              </text:list-item>
              <text:list-item>
                <text:p>Python 2.x остались за бортом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yield fro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Основа построения пользовательского кода в tuli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yiel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p text:style-name="P2"><text:span text:style-name="T2">def gen():</text:span></text:p>
            <text:p text:style-name="P2"><text:span text:style-name="T2"><text:s text:c="4"/></text:span><text:span text:style-name="T2"># ...</text:span></text:p>
            <text:p text:style-name="P2"><text:span text:style-name="T3"><text:s text:c="4"/></text:span><text:span text:style-name="T3">val = yield 2 </text:span></text:p>
            <text:p text:style-name="P2"><text:span text:style-name="T3"/></text:p>
            <text:p text:style-name="P2"><text:span text:style-name="T3">g = gen()</text:span></text:p>
            <text:p text:style-name="P2"><text:span text:style-name="T3"># ... </text:span></text:p>
            <text:p text:style-name="P2"><text:span text:style-name="T3">ret = g.send(1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yiel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p text:style-name="P2"><text:span text:style-name="T2">def gen():</text:span></text:p>
            <text:p text:style-name="P2"><text:span text:style-name="T2"><text:s text:c="4"/></text:span><text:span text:style-name="T2"># ...</text:span></text:p>
            <text:p text:style-name="P2"><text:span text:style-name="T3"><text:s text:c="4"/></text:span><text:span text:style-name="T3">val = yield 2 </text:span></text:p>
            <text:p text:style-name="P2"><text:span text:style-name="T3"/></text:p>
            <text:p text:style-name="P2"><text:span text:style-name="T3">g = gen()</text:span></text:p>
            <text:p text:style-name="P2"><text:span text:style-name="T3"># ... </text:span></text:p>
            <text:p text:style-name="P2"><text:span text:style-name="T3">ret = g.send(1)</text:span></text:p>
          </draw:text-box>
        </draw:frame>
        <draw:line draw:style-name="gr2" draw:text-style-name="P3" draw:layer="layout" svg:x1="10.414cm" svg:y1="15.24cm" svg:x2="5.842cm" svg:y2="9.906cm">
          <text:p/>
        </draw:line>
        <draw:line draw:style-name="gr3" draw:text-style-name="P3" draw:layer="layout" svg:x1="12.446cm" svg:y1="9.906cm" svg:x2="3.302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yield from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p text:style-name="P2"><text:span text:style-name="T2">def a():</text:span></text:p>
            <text:p text:style-name="P2"><text:span text:style-name="T2"><text:s text:c="4"/></text:span><text:span text:style-name="T2">yield 1 </text:span></text:p>
            <text:p text:style-name="P2"><text:span text:style-name="T2"/></text:p>
            <text:p text:style-name="P2"><text:span text:style-name="T2">def b():</text:span></text:p>
            <text:p text:style-name="P2"><text:span text:style-name="T2"><text:s text:c="4"/></text:span><text:span text:style-name="T4">yield a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yield from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p text:style-name="P2"><text:span text:style-name="T2">def a():</text:span></text:p>
            <text:p text:style-name="P2"><text:span text:style-name="T2"><text:s text:c="4"/></text:span><text:span text:style-name="T2">yield 1 </text:span></text:p>
            <text:p text:style-name="P2"><text:span text:style-name="T2"/></text:p>
            <text:p text:style-name="P2"><text:span text:style-name="T2">def b():</text:span></text:p>
            <text:p text:style-name="P2"><text:span text:style-name="T2"><text:s text:c="4"/></text:span><text:span text:style-name="T2">for i in a():</text:span></text:p>
            <text:p text:style-name="P2"><text:span text:style-name="T2"><text:s text:c="8"/></text:span><text:span text:style-name="T5">yield i</text:span><text:span text:style-name="T2"> <text:s text:c="3"/># &lt;== .send()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yield from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p text:style-name="P2"><text:span text:style-name="T2">def a():</text:span></text:p>
            <text:p text:style-name="P2"><text:span text:style-name="T2"><text:s text:c="4"/></text:span><text:span text:style-name="T2">yield 1 </text:span></text:p>
            <text:p text:style-name="P2"><text:span text:style-name="T2"/></text:p>
            <text:p text:style-name="P2"><text:span text:style-name="T2">def b():</text:span></text:p>
            <text:p text:style-name="P2"><text:span text:style-name="T2"><text:s text:c="4"/></text:span><text:span text:style-name="T5">yield from </text:span><text:span text:style-name="T2">a()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7" draw:layer="layout" svg:width="25.199cm" svg:height="3.506cm" svg:x="1.4cm" svg:y="0.837cm" presentation:class="title">
          <draw:text-box>
            <text:p>Эквивалент</text:p>
          </draw:text-box>
        </draw:frame>
        <draw:frame presentation:style-name="pr6" draw:layer="layout" svg:width="12.296cm" svg:height="12.179cm" svg:x="1.4cm" svg:y="4.914cm" presentation:class="outline" presentation:user-transformed="true">
          <draw:text-box>
            <text:p>_i = iter(EXPR)</text:p>
            <text:p>try:</text:p>
            <text:p><text:s text:c="4"/>_y = next(_i)</text:p>
            <text:p>except StopIteration as _e:</text:p>
            <text:p><text:s text:c="4"/>_r = _e.value</text:p>
            <text:p>else:</text:p>
            <text:p><text:s text:c="4"/>while 1:</text:p>
            <text:p><text:s text:c="8"/>try:</text:p>
            <text:p><text:s text:c="12"/>_s = yield _y</text:p>
            <text:p><text:s text:c="8"/>except GeneratorExit as _e:</text:p>
            <text:p><text:s text:c="12"/>try:</text:p>
            <text:p><text:s text:c="16"/>_m = _i.close</text:p>
            <text:p><text:s text:c="12"/>except AttributeError:</text:p>
            <text:p><text:s text:c="16"/>pass</text:p>
            <text:p><text:s text:c="12"/>else:</text:p>
            <text:p><text:s text:c="16"/>_m()</text:p>
            <text:p><text:s text:c="12"/>raise _e</text:p>
            <text:p/>
          </draw:text-box>
        </draw:frame>
        <draw:frame presentation:style-name="pr6" draw:layer="layout" svg:width="12.296cm" svg:height="12.179cm" svg:x="14.311cm" svg:y="4.914cm" presentation:class="outline">
          <draw:text-box>
            <text:p><text:s text:c="8"/>except BaseException as _e:</text:p>
            <text:p><text:s text:c="12"/>_x = sys.exc_info()</text:p>
            <text:p><text:s text:c="12"/>try:</text:p>
            <text:p><text:s text:c="16"/>_m = _i.throw</text:p>
            <text:p><text:s text:c="12"/>except AttributeError:</text:p>
            <text:p><text:s text:c="16"/>raise _e</text:p>
            <text:p><text:s text:c="12"/>else:</text:p>
            <text:p><text:s text:c="16"/>try:</text:p>
            <text:p><text:s text:c="20"/>_y = _m(*_x)</text:p>
            <text:p><text:s text:c="16"/>except StopIteration as _e:</text:p>
            <text:p><text:s text:c="20"/>_r = _e.value</text:p>
            <text:p><text:s text:c="20"/>break</text:p>
            <text:p><text:s text:c="8"/>else:</text:p>
            <text:p><text:s text:c="12"/>try:</text:p>
            <text:p><text:s text:c="16"/>if _s is None:</text:p>
            <text:p><text:s text:c="20"/>_y = next(_i)</text:p>
            <text:p><text:s text:c="16"/>else:</text:p>
            <text:p><text:s text:c="20"/>_y = _i.send(_s)</text:p>
            <text:p><text:s text:c="12"/>except StopIteration as _e:</text:p>
            <text:p><text:s text:c="16"/>_r = _e.value</text:p>
            <text:p><text:s text:c="16"/>break</text:p>
            <text:p>RESULT = _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Где же tulip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tulip.task</text:p>
                <text:p/>
              </text:list-item>
              <text:list-item>
                <text:p><text:span text:style-name="T6">tulip.coroutine</text:span></text:p>
              </text:list-item>
              <text:list-item>
                <text:p><text:span text:style-name="T6">scheduler</text:span></text:p>
              </text:list-item>
              <text:list-item>
                <text:p><text:span text:style-name="T6">Fu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Простейший пример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p text:style-name="P2"><text:span text:style-name="T2">@tulip.task</text:span></text:p>
            <text:p text:style-name="P2"><text:span text:style-name="T3">def</text:span><text:span text:style-name="T2"> sleeper():</text:span></text:p>
            <text:p text:style-name="P2"><text:span text:style-name="T2"><text:s text:c="4"/></text:span><text:span text:style-name="T2">for i in range(5):</text:span></text:p>
            <text:p text:style-name="P2"><text:span text:style-name="T2"><text:s text:c="8"/></text:span><text:span text:style-name="T2">print(i)</text:span></text:p>
            <text:p text:style-name="P2"><text:span text:style-name="T2"><text:s text:c="8"/></text:span><text:span text:style-name="T5">yield from </text:span><text:span text:style-name="T2">tulip.sleep(1.5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TTP запрос</text:p>
          </draw:text-box>
        </draw:frame>
        <draw:frame presentation:style-name="pr6" draw:text-style-name="P2" draw:layer="layout" svg:width="25.199cm" svg:height="14.39cm" svg:x="1.4cm" svg:y="4.914cm" presentation:class="outline" presentation:user-transformed="true">
          <draw:text-box>
            <text:p text:style-name="P2"><text:span text:style-name="T2">@tulip.task</text:span></text:p>
            <text:p text:style-name="P2"><text:span text:style-name="T2">def curl(url):</text:span></text:p>
            <text:p text:style-name="P2"><text:span text:style-name="T2"><text:s text:c="4"/></text:span><text:span text:style-name="T2">response = </text:span><text:span text:style-name="T5">yield from </text:span><text:span text:style-name="T3">\</text:span></text:p>
            <text:p text:style-name="P2"><text:span text:style-name="T2"><text:s text:c="8"/></text:span><text:span text:style-name="T2">tulip.http.request('GET', url)</text:span></text:p>
            <text:p text:style-name="P2"><text:span text:style-name="T2"><text:s text:c="4"/></text:span><text:span text:style-name="T2">print(repr(response))</text:span></text:p>
            <text:p text:style-name="P2"><text:span text:style-name="T2"/></text:p>
            <text:p text:style-name="P2"><text:span text:style-name="T2"><text:s text:c="4"/></text:span><text:span text:style-name="T2">data = </text:span><text:span text:style-name="T5">yield from </text:span><text:span text:style-name="T2">response.read()</text:span></text:p>
            <text:p text:style-name="P2"><text:span text:style-name="T2"><text:s text:c="4"/></text:span><text:span text:style-name="T2">print(data.decode('utf-8', 'replace'))</text:span></text:p>
            <text:p text:style-name="P2"><text:span text:style-name="T2"/></text:p>
            <text:p text:style-name="P2"><text:span text:style-name="T2">curl('</text:span><text:span text:style-name="T2"><text:a xlink:href="http://example.com/" xlink:type="simple">http://example.com</text:a></text:span><text:span text:style-name="T2">')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Чуть глубже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vent_loop </text:p>
              </text:list-item>
              <text:list-item>
                <text:p>«Сердце» системы</text:p>
              </text:list-item>
              <text:list-item>
                <text:p>Пишется один раз создателями tulip</text:p>
              </text:list-item>
              <text:list-item>
                <text:p>Единственный в своем контексте (по умолчанию один на поток)</text:p>
                <text:p/>
              </text:list-item>
            </text:list>
            <text:p><text:span text:style-name="T2">loop = tulip.get_event_loop()</text:span></text:p>
            <text:p><text:span text:style-name="T2">loop.run_forever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Работа с сетью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p text:style-name="P2"><text:span text:style-name="T2">loop = tulip.get_event_loop()</text:span></text:p>
            <text:p text:style-name="P2"><text:span text:style-name="T2">loop.start_serving(MyProto, </text:span></text:p>
            <text:p text:style-name="P2"><text:span text:style-name="T2"><text:s text:c="4"/></text:span><text:span text:style-name="T2">'example.com', 7777)</text:span></text:p>
            <text:p text:style-name="P2"><text:span text:style-name="T2">loop.run_forever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Протокол и транспорт</text:p>
          </draw:text-box>
        </draw:frame>
        <draw:frame presentation:style-name="pr8" draw:text-style-name="P4" draw:layer="layout" svg:width="25.199cm" svg:height="12.179cm" svg:x="1.4cm" svg:y="4.914cm" presentation:class="subtitle">
          <draw:text-box>
            <text:p text:style-name="P4"><text:span text:style-name="T7">Привет, twisted!!!</text:span></text:p>
          </draw:text-box>
        </draw:frame>
        <draw:custom-shape draw:style-name="gr4" draw:text-style-name="P3" xml:id="id1" draw:id="id1" draw:layer="layout" svg:width="5.588cm" svg:height="2.54cm" svg:x="5.334cm" svg:y="6.858cm">
          <text:p text:style-name="P3">Event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5.588cm" svg:height="2.54cm" svg:x="15.748cm" svg:y="6.096cm">
          <text:p text:style-name="P3">Trans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5.588cm" svg:height="2.54cm" svg:x="18.288cm" svg:y="12.954cm">
          <text:p text:style-name="P3">Protoc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5.588cm" svg:height="2.54cm" svg:x="7.874cm" svg:y="13.716cm">
          <text:p text:style-name="P3">Stream??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2.7cm" svg:y1="8.001cm" svg:x2="12.7cm" svg:y2="8.001cm" svg:d="m12700 8001" svg:viewBox="0 0 1 1">
          <text:p/>
        </draw:connector>
        <draw:connector draw:style-name="gr5" draw:text-style-name="P3" draw:layer="layout" draw:type="curve" svg:x1="10.922cm" svg:y1="8.128cm" svg:x2="15.748cm" svg:y2="7.366cm" draw:start-shape="id1" draw:start-glue-point="10" draw:end-shape="id2" draw:end-glue-point="6" svg:d="m10922 8128c3621 0 1208-762 4826-762" svg:viewBox="0 0 4827 763">
          <text:p/>
        </draw:connector>
        <draw:connector draw:style-name="gr5" draw:text-style-name="P3" draw:layer="layout" draw:type="curve" svg:x1="21.336cm" svg:y1="7.366cm" svg:x2="23.876cm" svg:y2="14.224cm" draw:start-shape="id2" draw:start-glue-point="10" draw:end-shape="id3" svg:d="m21336 7366c4563 0 3293 6858 2540 6858" svg:viewBox="0 0 3294 6859">
          <text:p/>
        </draw:connector>
        <draw:connector draw:style-name="gr5" draw:text-style-name="P3" draw:layer="layout" draw:type="curve" svg:x1="13.462cm" svg:y1="14.986cm" svg:x2="18.288cm" svg:y2="14.224cm" draw:start-shape="id4" draw:start-glue-point="10" draw:end-shape="id3" svg:d="m13462 14986c3621 0 1208-762 4826-762" svg:viewBox="0 0 4827 763">
          <text:p/>
        </draw:connecto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Транспорт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Канал для передачи данных</text:p>
              </text:list-item>
              <text:list-item>
                <text:p>Знает, <text:span text:style-name="T8">как </text:span>пресылать байты</text:p>
              </text:list-item>
              <text:list-item>
                <text:p>Примеры: socket, ssl socket, unix pipe, subprocess, datagramm socket, serial port, inotify descriptor</text:p>
              </text:list-item>
              <text:list-item>
                <text:p>Программист использует готовые транспорты из довольно ограниченного набора, большая часть из которого уже реализована в tuli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Протокол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Знает, <text:span text:style-name="T8">какие </text:span>байты нужно слать</text:p>
              </text:list-item>
              <text:list-item>
                <text:p>Соответствует протоколам пользовательского уровня: HTTP, SMTP, FTP, Redis и т.д.</text:p>
              </text:list-item>
              <text:list-item>
                <text:p>Создаются авторами библиотек, не «простым» программистом</text:p>
              </text:list-item>
              <text:list-item>
                <text:p>В свою очередь предоставляют <text:span text:style-name="T9">удобный API </text:span><text:span text:style-name="T10">для работы по этому протоколу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Пример протокола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p text:style-name="P2"><text:span text:style-name="T5">class </text:span><text:span text:style-name="T2">MyProto(</text:span><text:span text:style-name="T5">tulip.Protocol</text:span><text:span text:style-name="T2">):</text:span></text:p>
            <text:p text:style-name="P2"><text:span text:style-name="T2"><text:s text:c="4"/></text:span><text:span text:style-name="T2">def </text:span><text:span text:style-name="T5">connnection_made</text:span><text:span text:style-name="T2">(self,</text:span></text:p>
            <text:p text:style-name="P2"><text:span text:style-name="T2"><text:s text:c="25"/></text:span><text:span text:style-name="T2">transp):</text:span></text:p>
            <text:p text:style-name="P2"><text:span text:style-name="T2"><text:s text:c="8"/></text:span><text:span text:style-name="T2">self.transp = transp</text:span></text:p>
            <text:p text:style-name="P2"><text:span text:style-name="T2"><text:s text:c="4"/></text:span><text:span text:style-name="T2">def </text:span><text:span text:style-name="T5">data_received</text:span><text:span text:style-name="T2">(self, data):</text:span></text:p>
            <text:p text:style-name="P2"><text:span text:style-name="T2"><text:s text:c="8"/></text:span><text:span text:style-name="T2">self.transp.write(</text:span><text:span text:style-name="T11">b'echo'</text:span><text:span text:style-name="T2">+</text:span></text:p>
            <text:p text:style-name="P2"><text:span text:style-name="T2"><text:s text:c="26"/></text:span><text:span text:style-name="T2">dat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TTP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12">resp = </text:span><text:span text:style-name="T13">yield from</text:span><text:span text:style-name="T12"> tulip.http.request('GET', </text:span></text:p>
            <text:p text:style-name="P5"><text:span text:style-name="T12"><text:s text:c="23"/></text:span><text:span text:style-name="T12">'</text:span><text:span text:style-name="T12"><text:a xlink:href="http://python.org/" xlink:type="simple">http://python.org/</text:a></text:span><text:span text:style-name="T12">')</text:span></text:p>
            <text:p text:style-name="P5"><text:span text:style-name="T12"/></text:p>
            <text:p text:style-name="P5"><text:span text:style-name="T12">resp <text:s/># &lt;HttpResponse(python.org/) [200]&gt;</text:span></text:p>
            <text:p text:style-name="P5"><text:span text:style-name="T12">resp.</text:span><text:span text:style-name="T14">status <text:s/></text:span><text:span text:style-name="T12"># 200</text:span></text:p>
            <text:p text:style-name="P5"><text:span text:style-name="T12">resp.</text:span><text:span text:style-name="T14">reason <text:s/></text:span><text:span text:style-name="T12"># OK</text:span></text:p>
            <text:p text:style-name="P5"><text:span text:style-name="T12"/></text:p>
            <text:p text:style-name="P5"><text:span text:style-name="T12">data = </text:span><text:span text:style-name="T13">yield from </text:span><text:span text:style-name="T12">resp.content.read()</text:span></text:p>
            <text:p text:style-name="P5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Под капотом у HTTP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4">
              <text:list-item>
                <text:p>GET, POST, PUT и т.д.</text:p>
              </text:list-item>
              <text:list-item>
                <text:p>HTTP headers</text:p>
              </text:list-item>
              <text:list-item>
                <text:p>cookies</text:p>
              </text:list-item>
              <text:list-item>
                <text:p>загрузка файлов</text:p>
              </text:list-item>
              <text:list-item>
                <text:p>авторизация</text:p>
              </text:list-item>
              <text:list-item>
                <text:p>редиректы</text:p>
              </text:list-item>
              <text:list-item>
                <text:p>сессии</text:p>
              </text:list-item>
              <text:list-item>
                <text:p>gzip сжатие</text:p>
              </text:list-item>
              <text:list-item>
                <text:p>web сокеты</text:p>
              </text:list-item>
              <text:list-item>
                <text:p>и т.д.<text:tab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Взаимодействие частей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custom-shape draw:style-name="gr6" draw:text-style-name="P3" xml:id="id5" draw:id="id5" draw:layer="layout" svg:width="5.334cm" svg:height="2.794cm" svg:x="2.54cm" svg:y="9.144cm">
          <text:p text:style-name="P3">Event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" draw:id="id6" draw:layer="layout" svg:width="5.588cm" svg:height="3.048cm" svg:x="8.93cm" svg:y="6.45cm">
          <text:p text:style-name="P3">Trans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5.588cm" svg:height="3.048cm" svg:x="8.93cm" svg:y="11.25cm">
          <text:p text:style-name="P3">Protoc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8" draw:id="id8" draw:layer="layout" svg:width="5.588cm" svg:height="3.048cm" svg:x="15.494cm" svg:y="8.89cm">
          <text:p text:style-name="P3">Public 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" draw:id="id9" draw:layer="layout" svg:width="6.724cm" svg:height="3.846cm" svg:x="19.558cm" svg:y="12.192cm">
          <text:p text:style-name="P3">Пользовательский</text:p>
          <text:p text:style-name="P3">к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5.207cm" svg:y1="9.144cm" svg:x2="8.93cm" svg:y2="7.974cm" draw:start-shape="id5" draw:start-glue-point="4" draw:end-shape="id6" draw:end-glue-point="6" svg:d="m5207 9144c0-780 1241-1170 3723-1170" svg:viewBox="0 0 3724 1171">
          <text:p/>
        </draw:connector>
        <draw:connector draw:style-name="gr5" draw:text-style-name="P3" draw:layer="layout" draw:type="curve" svg:x1="11.724cm" svg:y1="9.498cm" svg:x2="11.724cm" svg:y2="11.25cm" draw:start-shape="id6" draw:start-glue-point="8" draw:end-shape="id7" draw:end-glue-point="4" svg:d="m11724 9498v1752" svg:viewBox="0 0 1 1753">
          <text:p/>
        </draw:connector>
        <draw:connector draw:style-name="gr5" draw:text-style-name="P3" draw:layer="layout" draw:type="curve" svg:x1="14.518cm" svg:y1="12.774cm" svg:x2="16.312cm" svg:y2="11.492cm" draw:start-shape="id7" draw:start-glue-point="10" draw:end-shape="id8" draw:end-glue-point="7" svg:d="m14518 12774c1196 0 1794-427 1794-1282" svg:viewBox="0 0 1795 1283">
          <text:p/>
        </draw:connector>
        <draw:connector draw:style-name="gr5" draw:text-style-name="P3" draw:layer="layout" draw:type="curve" svg:x1="21.082cm" svg:y1="10.414cm" svg:x2="22.92cm" svg:y2="12.192cm" draw:start-shape="id8" draw:start-glue-point="10" draw:end-shape="id9" svg:d="m21082 10414c1226 0 1838 592 1838 1778" svg:viewBox="0 0 1839 1779">
          <text:p/>
        </draw:connecto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Куда всё идет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Tulip станет <text:s/>частью стандартной библиотеки <text:s/>до ноября 2013</text:p>
              </text:list-item>
              <text:list-item>
                <text:p>Существующие части библиотеки для работы с сетью будут переписаны со временем на использование tulip: urllib, httplib и т.д.</text:p>
              </text:list-item>
              <text:list-item>
                <text:p>Twisted, tornado, gevent и т.д. могут иметь event loop совместимый с tuli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Вопросы?</text:p>
            <text:p/>
            <text:p><text:span text:style-name="T15">Tulip</text:span></text:p>
            <text:p><text:span text:style-name="T15">Новый стандарт на асинхронный код</text:span></text:p>
            <text:p><text:span text:style-name="T15"/></text:p>
            <text:p>Андрей Светлов</text:p>
            <text:p/>
            <text:p><text:a xlink:href="mailto:andrew.svetlov@gmail.com" xlink:type="simple">andrew.svetlov@gmail.com</text:a></text:p>
            <text:p>asvetlov.blogspot.com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Svetlov</meta:initial-creator>
    <meta:creation-date>2013-06-14T04:48:56</meta:creation-date>
    <meta:editing-duration>PT1H13M44S</meta:editing-duration>
    <meta:editing-cycles>4</meta:editing-cycles>
    <dc:date>2013-06-14T08:20:22</dc:date>
    <dc:creator>Andrew Svetlov</dc:creator>
    <meta:generator>LibreOffice/4.0.2.2$Linux_X86_64 LibreOffice_project/400m0$Build-2</meta:generator>
    <meta:document-statistic meta:object-count="147"/>
  </office:meta>
</office:document-meta>
</file>